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02c8" officeooo:paragraph-rsid="00045310"/>
    </style:style>
    <style:style style:name="P2" style:family="paragraph" style:parent-style-name="Standard">
      <style:text-properties officeooo:rsid="000a1d84" officeooo:paragraph-rsid="00045310"/>
    </style:style>
    <style:style style:name="P3" style:family="paragraph" style:parent-style-name="Standard">
      <style:text-properties officeooo:rsid="0018973f" officeooo:paragraph-rsid="00045310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0bfd64" officeooo:paragraph-rsid="00045310"/>
    </style:style>
    <style:style style:name="P6" style:family="paragraph" style:parent-style-name="Standard" style:list-style-name="L1">
      <style:text-properties officeooo:rsid="000d5925" officeooo:paragraph-rsid="00050e5d"/>
    </style:style>
    <style:style style:name="P7" style:family="paragraph" style:parent-style-name="Standard" style:list-style-name="L1">
      <style:text-properties officeooo:rsid="000d5925" officeooo:paragraph-rsid="000ab176"/>
    </style:style>
    <style:style style:name="P8" style:family="paragraph" style:parent-style-name="Standard" style:list-style-name="L1">
      <style:text-properties officeooo:rsid="000d5925" officeooo:paragraph-rsid="000b049f"/>
    </style:style>
    <style:style style:name="P9" style:family="paragraph" style:parent-style-name="Standard" style:list-style-name="L1">
      <style:text-properties officeooo:rsid="000d5925" officeooo:paragraph-rsid="000c5077"/>
    </style:style>
    <style:style style:name="P10" style:family="paragraph" style:parent-style-name="Standard" style:list-style-name="L1">
      <style:text-properties officeooo:rsid="000d5925" officeooo:paragraph-rsid="000f2cc7"/>
    </style:style>
    <style:style style:name="P11" style:family="paragraph" style:parent-style-name="Standard" style:list-style-name="L1">
      <style:text-properties officeooo:rsid="000d5925" officeooo:paragraph-rsid="0011e95b"/>
    </style:style>
    <style:style style:name="P12" style:family="paragraph" style:parent-style-name="Standard" style:list-style-name="L1">
      <style:text-properties officeooo:rsid="000c5077" officeooo:paragraph-rsid="000c5077"/>
    </style:style>
    <style:style style:name="P13" style:family="paragraph" style:parent-style-name="Standard" style:list-style-name="L1">
      <style:text-properties officeooo:rsid="000b71fe" officeooo:paragraph-rsid="000c5077"/>
    </style:style>
    <style:style style:name="P14" style:family="paragraph" style:parent-style-name="Standard" style:list-style-name="L1">
      <style:text-properties officeooo:rsid="000b71fe" officeooo:paragraph-rsid="000e3f3d"/>
    </style:style>
    <style:style style:name="P15" style:family="paragraph" style:parent-style-name="Standard" style:list-style-name="L1">
      <style:text-properties officeooo:rsid="000b71fe" officeooo:paragraph-rsid="000ed8fd"/>
    </style:style>
    <style:style style:name="P16" style:family="paragraph" style:parent-style-name="Standard" style:list-style-name="L1">
      <style:text-properties officeooo:rsid="000b71fe" officeooo:paragraph-rsid="000f2cc7"/>
    </style:style>
    <style:style style:name="P17" style:family="paragraph" style:parent-style-name="Standard" style:list-style-name="L1">
      <style:text-properties officeooo:rsid="000ab176" officeooo:paragraph-rsid="000ab176"/>
    </style:style>
    <style:style style:name="P18" style:family="paragraph" style:parent-style-name="Standard" style:list-style-name="L1">
      <style:text-properties officeooo:rsid="000ab176" officeooo:paragraph-rsid="000b049f"/>
    </style:style>
    <style:style style:name="P19" style:family="paragraph" style:parent-style-name="Standard" style:list-style-name="L1">
      <style:text-properties officeooo:rsid="000ab176" officeooo:paragraph-rsid="000c5077"/>
    </style:style>
    <style:style style:name="P20" style:family="paragraph" style:parent-style-name="Standard" style:list-style-name="L1">
      <style:text-properties officeooo:rsid="000ab176" officeooo:paragraph-rsid="0011e95b"/>
    </style:style>
    <style:style style:name="P21" style:family="paragraph" style:parent-style-name="Standard" style:list-style-name="L1">
      <style:text-properties officeooo:rsid="000b049f" officeooo:paragraph-rsid="000b049f"/>
    </style:style>
    <style:style style:name="P22" style:family="paragraph" style:parent-style-name="Standard" style:list-style-name="L1">
      <style:text-properties officeooo:rsid="000b049f" officeooo:paragraph-rsid="000c5077"/>
    </style:style>
    <style:style style:name="P23" style:family="paragraph" style:parent-style-name="Standard" style:list-style-name="L1">
      <style:text-properties officeooo:rsid="000b049f" officeooo:paragraph-rsid="0011e95b"/>
    </style:style>
    <style:style style:name="P24" style:family="paragraph" style:parent-style-name="Standard" style:list-style-name="L1">
      <style:text-properties officeooo:rsid="000e3f3d" officeooo:paragraph-rsid="000e3f3d"/>
    </style:style>
    <style:style style:name="P25" style:family="paragraph" style:parent-style-name="Standard" style:list-style-name="L1">
      <style:text-properties officeooo:rsid="000ed8fd" officeooo:paragraph-rsid="000ed8fd"/>
    </style:style>
    <style:style style:name="P26" style:family="paragraph" style:parent-style-name="Standard" style:list-style-name="L1">
      <style:text-properties officeooo:rsid="000f2cc7" officeooo:paragraph-rsid="000f2cc7"/>
    </style:style>
    <style:style style:name="P27" style:family="paragraph" style:parent-style-name="Standard" style:list-style-name="L1">
      <style:text-properties officeooo:rsid="000d654e" officeooo:paragraph-rsid="00050e5d"/>
    </style:style>
    <style:style style:name="P28" style:family="paragraph" style:parent-style-name="Standard" style:list-style-name="L1">
      <style:text-properties officeooo:rsid="0011e95b" officeooo:paragraph-rsid="0011e95b"/>
    </style:style>
    <style:style style:name="P29" style:family="paragraph" style:parent-style-name="Standard">
      <style:text-properties officeooo:rsid="0011e95b" officeooo:paragraph-rsid="0011e95b"/>
    </style:style>
    <style:style style:name="T1" style:family="text">
      <style:text-properties style:text-position="super 58%"/>
    </style:style>
    <style:style style:name="T2" style:family="text">
      <style:text-properties officeooo:rsid="001a9bbd"/>
    </style:style>
    <style:style style:name="T3" style:family="text">
      <style:text-properties officeooo:rsid="00045310"/>
    </style:style>
    <style:style style:name="T4" style:family="text">
      <style:text-properties officeooo:rsid="000d654e"/>
    </style:style>
    <style:style style:name="T5" style:family="text">
      <style:text-properties officeooo:rsid="0027fdb5"/>
    </style:style>
    <style:style style:name="T6" style:family="text">
      <style:text-properties officeooo:rsid="000654a1"/>
    </style:style>
    <style:style style:name="T7" style:family="text">
      <style:text-properties officeooo:rsid="00074b69"/>
    </style:style>
    <style:style style:name="T8" style:family="text">
      <style:text-properties officeooo:rsid="001d1acb"/>
    </style:style>
    <style:style style:name="T9" style:family="text">
      <style:text-properties officeooo:rsid="000ab176"/>
    </style:style>
    <style:style style:name="T10" style:family="text">
      <style:text-properties officeooo:rsid="000acf6a"/>
    </style:style>
    <style:style style:name="T11" style:family="text">
      <style:text-properties officeooo:rsid="000b049f"/>
    </style:style>
    <style:style style:name="T12" style:family="text">
      <style:text-properties officeooo:rsid="000c5077"/>
    </style:style>
    <style:style style:name="T13" style:family="text">
      <style:text-properties fo:font-style="italic" officeooo:rsid="000c5077" style:font-style-asian="italic" style:font-style-complex="italic"/>
    </style:style>
    <style:style style:name="T14" style:family="text">
      <style:text-properties officeooo:rsid="000b71fe"/>
    </style:style>
    <style:style style:name="T15" style:family="text">
      <style:text-properties officeooo:rsid="000e3f3d"/>
    </style:style>
    <style:style style:name="T16" style:family="text">
      <style:text-properties officeooo:rsid="000ed8fd"/>
    </style:style>
    <style:style style:name="T17" style:family="text">
      <style:text-properties officeooo:rsid="000f2cc7"/>
    </style:style>
    <style:style style:name="T18" style:family="text">
      <style:text-properties officeooo:rsid="0011e95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uary <text:span text:style-name="T18">23</text:span><text:span text:style-name="T1">th</text:span>, 2023</text:p>
      <text:p text:style-name="P2">Kitkat <text:span text:style-name="T2">Dambeck</text:span></text:p>
      <text:p text:style-name="P2">Expository Writing</text:p>
      <text:p text:style-name="P29">Essay Formula</text:p>
      <text:p text:style-name="P3"/>
      <text:list xml:id="list3784780363" text:style-name="L1">
        <text:list-item>
          <text:p text:style-name="P5">Prompt.</text:p>
          <text:list>
            <text:list-item>
              <text:p text:style-name="P5">To what extend to social groups and music effect an individuals definition of self.</text:p>
            </text:list-item>
          </text:list>
        </text:list-item>
        <text:list-item>
          <text:p text:style-name="P6">Essay <text:span text:style-name="T4">formula. </text:span><text:span text:style-name="T12">~200 words</text:span></text:p>
          <text:list>
            <text:list-item>
              <text:p text:style-name="P6">Intro paragraph.</text:p>
              <text:list>
                <text:list-item>
                  <text:p text:style-name="P7">Opening statement. <text:span text:style-name="T8">1-2 sentences. </text:span><text:span text:style-name="T9">G</text:span><text:span text:style-name="T8">eneral thought on the thesis. </text:span><text:span text:style-name="T7">Introduce authors.</text:span></text:p>
                </text:list-item>
                <text:list-item>
                  <text:p text:style-name="P6"><text:span text:style-name="T6">State </text:span>Thesis. <text:span text:style-name="T9">1-3 sentences. </text:span><text:span text:style-name="T5">By examining Β, and Γ, it is clear that Α.</text:span></text:p>
                </text:list-item>
              </text:list>
            </text:list-item>
            <text:list-item>
              <text:p text:style-name="P6">Body paragraph one. </text:p>
              <text:list>
                <text:list-item>
                  <text:p text:style-name="P6"><text:span text:style-name="T9">Topic statement. </text:span><text:span text:style-name="T6">State </text:span><text:span text:style-name="T9">paragraph </text:span><text:span text:style-name="T10">claim, analysis &amp; relation to thesis. No generalization.</text:span></text:p>
                </text:list-item>
                <text:list-item>
                  <text:p text:style-name="P17">Quote one.</text:p>
                  <text:list>
                    <text:list-item>
                      <text:p text:style-name="P17"><text:span text:style-name="T11">I</text:span>ntro.</text:p>
                    </text:list-item>
                    <text:list-item>
                      <text:p text:style-name="P17"><text:span text:style-name="T11">Q</text:span>uotation.</text:p>
                    </text:list-item>
                    <text:list-item>
                      <text:p text:style-name="P21">Summarize. </text:p>
                    </text:list-item>
                    <text:list-item>
                      <text:p text:style-name="P21">Close reading, analysis or interpretation.</text:p>
                      <text:list>
                        <text:list-item>
                          <text:p text:style-name="P8"><text:span text:style-name="T7">Answer h</text:span>ow quote supports my thesis. </text:p>
                        </text:list-item>
                        <text:list-item>
                          <text:p text:style-name="P8"><text:span text:style-name="T7">Answer w</text:span>hy quote supports my thesis.</text:p>
                        </text:list-item>
                      </text:list>
                    </text:list-item>
                    <text:list-item>
                      <text:p text:style-name="P21">Make a connection to other parts of the essay. Develop own ideas.</text:p>
                    </text:list-item>
                  </text:list>
                </text:list-item>
                <text:list-item>
                  <text:p text:style-name="P20">Quote <text:span text:style-name="T11">two</text:span>.</text:p>
                  <text:list>
                    <text:list-item>
                      <text:p text:style-name="P20"><text:span text:style-name="T11">I</text:span>ntro.</text:p>
                    </text:list-item>
                    <text:list-item>
                      <text:p text:style-name="P20"><text:span text:style-name="T11">Q</text:span>uotation.</text:p>
                    </text:list-item>
                    <text:list-item>
                      <text:p text:style-name="P23">Summarize. </text:p>
                    </text:list-item>
                    <text:list-item>
                      <text:p text:style-name="P23">Close reading, analysis or interpretation.</text:p>
                      <text:list>
                        <text:list-item>
                          <text:p text:style-name="P11"><text:span text:style-name="T7">Answer h</text:span>ow quote supports my thesis. </text:p>
                        </text:list-item>
                        <text:list-item>
                          <text:p text:style-name="P11"><text:span text:style-name="T7">Answer w</text:span>hy quote supports my thesis.</text:p>
                        </text:list-item>
                      </text:list>
                    </text:list-item>
                  </text:list>
                </text:list-item>
                <text:list-item>
                  <text:p text:style-name="P23">Make a connection to other parts of the essay. Develop own ideas.</text:p>
                </text:list-item>
              </text:list>
            </text:list-item>
            <text:list-item>
              <text:p text:style-name="P11">Body paragraph <text:span text:style-name="T12">two</text:span>. </text:p>
              <text:list>
                <text:list-item>
                  <text:p text:style-name="P11"><text:span text:style-name="T9">Topic statement. </text:span><text:span text:style-name="T6">State </text:span><text:span text:style-name="T9">paragraph </text:span><text:span text:style-name="T10">claim, analysis &amp; relation to thesis. No generalization.</text:span></text:p>
                </text:list-item>
                <text:list-item>
                  <text:p text:style-name="P20">Quote one.</text:p>
                  <text:list>
                    <text:list-item>
                      <text:p text:style-name="P20"><text:span text:style-name="T11">I</text:span>ntro.</text:p>
                    </text:list-item>
                    <text:list-item>
                      <text:p text:style-name="P20"><text:span text:style-name="T11">Q</text:span>uotation.</text:p>
                    </text:list-item>
                    <text:list-item>
                      <text:p text:style-name="P23">Summarize. </text:p>
                    </text:list-item>
                    <text:list-item>
                      <text:p text:style-name="P23">Close reading, analysis or interpretation.</text:p>
                      <text:list>
                        <text:list-item>
                          <text:p text:style-name="P11"><text:span text:style-name="T7">Answer h</text:span>ow quote supports my thesis. </text:p>
                        </text:list-item>
                        <text:list-item>
                          <text:p text:style-name="P11"><text:span text:style-name="T7">Answer w</text:span>hy quote supports my thesis.</text:p>
                        </text:list-item>
                      </text:list>
                    </text:list-item>
                    <text:list-item>
                      <text:p text:style-name="P23">Make a connection to other parts of the essay. Develop own ideas.</text:p>
                    </text:list-item>
                  </text:list>
                </text:list-item>
                <text:list-item>
                  <text:p text:style-name="P20">Quote <text:span text:style-name="T11">two</text:span>.</text:p>
                  <text:list>
                    <text:list-item>
                      <text:p text:style-name="P20"><text:span text:style-name="T11">I</text:span>ntro.</text:p>
                    </text:list-item>
                    <text:list-item>
                      <text:p text:style-name="P20"><text:span text:style-name="T11">Q</text:span>uotation.</text:p>
                    </text:list-item>
                    <text:list-item>
                      <text:p text:style-name="P23">Summarize. </text:p>
                    </text:list-item>
                    <text:list-item>
                      <text:p text:style-name="P23">Close reading, analysis or interpretation.</text:p>
                      <text:list>
                        <text:list-item>
                          <text:p text:style-name="P11"><text:span text:style-name="T7">Answer h</text:span>ow quote supports my thesis. </text:p>
                        </text:list-item>
                        <text:list-item>
                          <text:p text:style-name="P11"><text:span text:style-name="T7">Answer w</text:span>hy quote supports my thesis.</text:p>
                        </text:list-item>
                      </text:list>
                    </text:list-item>
                  </text:list>
                </text:list-item>
                <text:list-item>
                  <text:p text:style-name="P23">Make a connection to other parts of the essay. Develop own ideas.</text:p>
                </text:list-item>
              </text:list>
            </text:list-item>
            <text:list-item>
              <text:p text:style-name="P28">Body paragraph three.</text:p>
              <text:list>
                <text:list-item>
                  <text:p text:style-name="P11"><text:span text:style-name="T9">Topic statement. </text:span><text:span text:style-name="T6">State </text:span><text:span text:style-name="T9">paragraph </text:span><text:span text:style-name="T10">claim, analysis &amp; relation to thesis. No generalization.</text:span></text:p>
                </text:list-item>
                <text:list-item>
                  <text:p text:style-name="P20"><text:soft-page-break/>Quote one.</text:p>
                  <text:list>
                    <text:list-item>
                      <text:p text:style-name="P20"><text:span text:style-name="T11">I</text:span>ntro.</text:p>
                    </text:list-item>
                    <text:list-item>
                      <text:p text:style-name="P20"><text:span text:style-name="T11">Q</text:span>uotation.</text:p>
                    </text:list-item>
                    <text:list-item>
                      <text:p text:style-name="P23">Summarize. </text:p>
                    </text:list-item>
                    <text:list-item>
                      <text:p text:style-name="P23">Close reading, analysis or interpretation.</text:p>
                      <text:list>
                        <text:list-item>
                          <text:p text:style-name="P11"><text:span text:style-name="T7">Answer h</text:span>ow quote supports my thesis. </text:p>
                        </text:list-item>
                        <text:list-item>
                          <text:p text:style-name="P11"><text:span text:style-name="T7">Answer w</text:span>hy quote supports my thesis.</text:p>
                        </text:list-item>
                      </text:list>
                    </text:list-item>
                    <text:list-item>
                      <text:p text:style-name="P23">Make a connection to other parts of the essay. Develop own ideas.</text:p>
                    </text:list-item>
                  </text:list>
                </text:list-item>
                <text:list-item>
                  <text:p text:style-name="P20">Quote <text:span text:style-name="T11">two</text:span>.</text:p>
                  <text:list>
                    <text:list-item>
                      <text:p text:style-name="P20"><text:span text:style-name="T11">I</text:span>ntro.</text:p>
                    </text:list-item>
                    <text:list-item>
                      <text:p text:style-name="P20"><text:span text:style-name="T11">Q</text:span>uotation.</text:p>
                    </text:list-item>
                    <text:list-item>
                      <text:p text:style-name="P23">Summarize. </text:p>
                    </text:list-item>
                    <text:list-item>
                      <text:p text:style-name="P23">Close reading, analysis or interpretation.</text:p>
                      <text:list>
                        <text:list-item>
                          <text:p text:style-name="P11"><text:span text:style-name="T7">Answer h</text:span>ow quote supports my thesis. </text:p>
                        </text:list-item>
                        <text:list-item>
                          <text:p text:style-name="P11"><text:span text:style-name="T7">Answer w</text:span>hy quote supports my thesis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Make a connection to other parts of the essay. Develop own ideas.</text:p>
            </text:list-item>
            <text:list-item>
              <text:p text:style-name="P27">Conclusion.</text:p>
              <text:list>
                <text:list-item>
                  <text:p text:style-name="P27">Backwards <text:span text:style-name="T11">topic sentence. </text:span></text:p>
                </text:list-item>
                <text:list-item>
                  <text:p text:style-name="P21">Synthesize quotes.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16:01.732049431</meta:creation-date>
    <dc:date>2023-02-23T10:45:06.586648634</dc:date>
    <meta:editing-duration>P1DT15H1M28S</meta:editing-duration>
    <meta:editing-cycles>12</meta:editing-cycles>
    <meta:generator>LibreOffice/7.5.0.3$Linux_X86_64 LibreOffice_project/50$Build-3</meta:generator>
    <meta:document-statistic meta:table-count="0" meta:image-count="0" meta:object-count="0" meta:page-count="2" meta:paragraph-count="67" meta:word-count="373" meta:character-count="2160" meta:non-whitespace-character-count="1901"/>
  </office:meta>
</office:document-meta>
</file>